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2a22af"/>
    </style:style>
    <style:style style:name="P5" style:family="paragraph" style:parent-style-name="Standard">
      <style:paragraph-properties style:snap-to-layout-grid="false"/>
      <style:text-properties officeooo:paragraph-rsid="002d87cc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1d8066" officeooo:paragraph-rsid="001d8066"/>
    </style:style>
    <style:style style:name="P10" style:family="paragraph" style:parent-style-name="Standard">
      <style:paragraph-properties style:snap-to-layout-grid="false"/>
      <style:text-properties fo:font-weight="normal" officeooo:rsid="000db5c6" officeooo:paragraph-rsid="0021bb15" style:font-weight-asian="normal" style:font-weight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use-window-font-color="true" style:font-name="Times New Roman1" fo:font-size="12pt" officeooo:rsid="001d8066" officeooo:paragraph-rsid="002d87cc" fo:background-color="transparent" style:font-size-asian="12pt" style:font-size-complex="12pt"/>
    </style:style>
    <style:style style:name="P12" style:family="paragraph" style:parent-style-name="Standard">
      <style:paragraph-properties fo:text-align="start" style:justify-single-word="false" style:snap-to-layout-grid="false"/>
      <style:text-properties style:use-window-font-color="true" style:font-name="Times New Roman1" fo:font-size="12pt" officeooo:rsid="0009f34a" officeooo:paragraph-rsid="002d87cc" fo:background-color="transparent" style:font-size-asian="12pt" style:font-size-complex="12pt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1a15bc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d8066" officeooo:paragraph-rsid="001d8066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style:use-window-font-color="true" style:font-name="Times New Roman1" fo:font-size="12pt" officeooo:rsid="00088ef7" officeooo:paragraph-rsid="002d87cc" fo:background-color="transparent" style:font-size-asian="12pt" style:font-size-complex="12pt"/>
    </style:style>
    <style:style style:name="P16" style:family="paragraph" style:parent-style-name="Standard" style:master-page-name="Standard">
      <style:paragraph-properties style:page-number="auto"/>
      <style:text-properties style:font-name="Book Antiqua"/>
    </style:style>
    <style:style style:name="P17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fo:color="#000000" style:text-line-through-style="none" style:font-name="Times New Roman" fo:font-size="12pt" fo:font-style="normal" style:text-underline-style="none" fo:font-weight="normal" officeooo:paragraph-rsid="0021bb15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19208b"/>
    </style:style>
    <style:style style:name="T5" style:family="text">
      <style:text-properties style:use-window-font-color="true" style:font-name="Times New Roman" fo:font-weight="normal" officeooo:rsid="0019208b" style:font-weight-asian="normal" style:font-weight-complex="normal"/>
    </style:style>
    <style:style style:name="T6" style:family="text">
      <style:text-properties style:use-window-font-color="true" style:font-name="Times New Roman" officeooo:rsid="001a15bc"/>
    </style:style>
    <style:style style:name="T7" style:family="text">
      <style:text-properties style:use-window-font-color="true" style:text-line-through-style="none" style:font-name="Times New Roman" fo:font-size="12pt" fo:font-style="normal" style:text-underline-style="none" fo:font-weight="normal" officeooo:rsid="001cb713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line-through-style="none" style:font-name="Times New Roman1" fo:font-size="12pt" fo:font-style="normal" style:text-underline-style="none" fo:font-weight="normal" officeooo:rsid="0023fd4f" style:font-name-asian="Times New Roman" style:font-size-asian="12pt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fo:font-weight="normal" officeooo:rsid="002d87cc" style:font-weight-asian="normal" style:font-weight-complex="normal"/>
    </style:style>
    <style:style style:name="T10" style:family="text">
      <style:text-properties officeooo:rsid="002d87cc"/>
    </style:style>
    <style:style style:name="T11" style:family="text">
      <style:text-properties officeooo:rsid="002f61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9">Historial</text:span><text:span text:style-name="UC_5f_NormalAzul_20_Car"><text:span text:style-name="T5"> Linea Base.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11">CU.G.03.06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5"><text:span text:style-name="T1">Objetivo:</text:span> <text:span text:style-name="Default_20_Paragraph_20_Font"><text:span text:style-name="T7">Administrar el historial de operaciones sobre las líneas base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UC_5f_NormalAzul_20_Car"><text:span text:style-name="T6">El actor debe estar logueado como Administrador de 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10">Historial Linea Base modificado.</text:span></text:p>
          </table:table-cell>
          <table:covered-table-cell/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9"/>
          </table:table-cell>
          <table:table-cell table:style-name="Tabla2.A1" office:value-type="string">
            <text:p text:style-name="P15">1. Recibe el identificador de la línea base, la operación realizada y el identificador del usuario.</text:p>
          </table:table-cell>
        </table:table-row>
        <table:table-row table:style-name="Tabla2.4">
          <table:table-cell table:style-name="Tabla2.A2" office:value-type="string">
            <text:p text:style-name="P13"/>
          </table:table-cell>
          <table:table-cell table:style-name="Tabla2.A1" office:value-type="string">
            <text:p text:style-name="P11">2. <text:s/>Registra una nueva entrada en el historial de <text:span text:style-name="T10">linea base</text:span> con los datos necesarios.</text:p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p text:style-name="P12">3. Retorna un valor que indica el éxito de la operación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6341207655598581334" text:style-name="WW8Num8">
              <text:list-header>
                <text:p text:style-name="P17"><text:span text:style-name="Default_20_Paragraph_20_Font"><text:span text:style-name="T8"/></text:span></text:p>
              </text:list-header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0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text:span text:style-name="T10">Liberar Linea Base, Cerrar Linea Base, Generar Linea Base.</text:span></text:p>
          </table:table-cell>
        </table:table-row>
        <table:table-row table:style-name="Tabla5.1">
          <table:table-cell table:style-name="Tabla5.A1" office:value-type="string">
            <text:p text:style-name="P3">Casos de Uso al que extiende: 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use-window-font-color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5</meta:editing-cycles>
    <meta:editing-duration>PT2H34M34S</meta:editing-duration>
    <dc:date>2014-03-16T22:40:48.255032165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0" meta:word-count="132" meta:character-count="886" meta:non-whitespace-character-count="768"/>
  </office:meta>
</office:document-meta>
</file>